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27B100001A9118047A2D.svm" manifest:media-type=""/>
  <manifest:file-entry manifest:full-path="Pictures/2000000700002F5700001CBC855E0B33.svm" manifest:media-type=""/>
  <manifest:file-entry manifest:full-path="Pictures/2000000700002F2200001C38B137F00B.svm" manifest:media-type=""/>
  <manifest:file-entry manifest:full-path="Pictures/200000070000431400002A46DE859B3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 svg:font-family="한양신명조" style:font-family-generic="system" style:font-pitch="variable"/>
  </office:font-face-decls>
  <office:automatic-styles>
    <style:style style:name="표1" style:family="table">
      <style:table-properties style:width="4.7632in" fo:margin-left="2.2833in" table:align="left"/>
    </style:style>
    <style:style style:name="표1.A" style:family="table-column">
      <style:table-column-properties style:column-width="1.4104in"/>
    </style:style>
    <style:style style:name="표1.B" style:family="table-column">
      <style:table-column-properties style:column-width="1.4215in"/>
    </style:style>
    <style:style style:name="표1.C" style:family="table-column">
      <style:table-column-properties style:column-width="1.9313in"/>
    </style:style>
    <style:style style:name="표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382in" fo:border="0.05pt solid #000000">
        <style:background-image/>
      </style:table-cell-properties>
    </style:style>
    <style:style style:name="표1.A2" style:family="table-cell">
      <style:table-cell-properties fo:background-color="transparent" fo:padding="0.0382in" fo:border-left="0.05pt solid #000000" fo:border-right="none" fo:border-top="none" fo:border-bottom="0.05pt solid #000000">
        <style:background-image/>
      </style:table-cell-properties>
    </style:style>
    <style:style style:name="표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표3" style:family="table">
      <style:table-properties style:width="6.6931in" table:align="margins"/>
    </style:style>
    <style:style style:name="표3.A" style:family="table-column">
      <style:table-column-properties style:column-width="3.3465in" style:rel-column-width="32767*"/>
    </style:style>
    <style:style style:name="표3.A1" style:family="table-cell">
      <style:table-cell-properties fo:padding="0.0382in" fo:border-left="0.05pt solid #000000" fo:border-right="none" fo:border-top="0.05pt solid #000000" fo:border-bottom="0.05pt solid #000000"/>
    </style:style>
    <style:style style:name="표3.B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42%"/>
    </style:style>
    <style:style style:name="P2" style:family="paragraph" style:parent-style-name="Text_20_body">
      <style:paragraph-properties fo:line-height="142%" fo:text-align="justify" style:justify-single-word="false"/>
    </style:style>
    <style:style style:name="P3" style:family="paragraph" style:parent-style-name="Text_20_body">
      <style:paragraph-properties fo:line-height="142%"/>
      <style:text-properties officeooo:paragraph-rsid="002e09d9" style:font-size-asian="14pt"/>
    </style:style>
    <style:style style:name="P4" style:family="paragraph" style:parent-style-name="Text_20_body">
      <style:paragraph-properties fo:line-height="142%" fo:text-align="justify" style:justify-single-word="false"/>
      <style:text-properties style:font-size-asian="14pt"/>
    </style:style>
    <style:style style:name="P5" style:family="paragraph" style:parent-style-name="Text_20_body">
      <style:paragraph-properties fo:line-height="142%"/>
      <style:text-properties fo:font-size="13pt" fo:letter-spacing="normal" fo:language="en" fo:country="US" style:font-size-asian="13pt" style:font-size-complex="13pt"/>
    </style:style>
    <style:style style:name="P6" style:family="paragraph" style:parent-style-name="Text_20_body">
      <style:paragraph-properties fo:line-height="142%"/>
      <style:text-properties fo:font-size="13pt" fo:letter-spacing="normal" fo:language="en" fo:country="US" officeooo:paragraph-rsid="002f46eb" style:font-size-asian="13pt" style:font-size-complex="13pt"/>
    </style:style>
    <style:style style:name="P7" style:family="paragraph" style:parent-style-name="Text_20_body">
      <style:paragraph-properties fo:line-height="142%" fo:text-align="justify" style:justify-single-word="false"/>
      <style:text-properties fo:font-size="13pt" style:font-size-asian="13pt" style:font-size-complex="13pt"/>
    </style:style>
    <style:style style:name="P8" style:family="paragraph" style:parent-style-name="Text_20_body">
      <style:paragraph-properties fo:line-height="142%" fo:text-align="justify" style:justify-single-word="false"/>
      <style:text-properties fo:font-size="13pt" officeooo:paragraph-rsid="0033e9dc" style:font-size-asian="13pt" style:font-size-complex="13pt"/>
    </style:style>
    <style:style style:name="P9" style:family="paragraph" style:parent-style-name="Text_20_body">
      <style:paragraph-properties fo:line-height="142%" fo:text-align="justify" style:justify-single-word="false"/>
      <style:text-properties fo:font-weight="bold" style:font-size-asian="14pt" style:font-weight-asian="bold" style:font-weight-complex="bold"/>
    </style:style>
    <style:style style:name="P10" style:family="paragraph" style:parent-style-name="Text_20_body">
      <style:paragraph-properties fo:line-height="142%" fo:text-align="justify" style:justify-single-word="false"/>
      <style:text-properties fo:font-weight="bold" style:font-weight-asian="bold" style:font-weight-complex="bold"/>
    </style:style>
    <style:style style:name="P11" style:family="paragraph" style:parent-style-name="Text_20_body">
      <style:paragraph-properties fo:margin-left="0.3516in" fo:margin-right="0in" fo:line-height="142%" fo:text-align="justify" style:justify-single-word="false" fo:text-indent="-0.3516in" style:auto-text-indent="false"/>
      <style:text-properties officeooo:paragraph-rsid="0033e9dc"/>
    </style:style>
    <style:style style:name="P12"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3e9dc" style:font-size-asian="13pt" style:font-size-complex="13pt"/>
    </style:style>
    <style:style style:name="P13"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4c36b" style:font-size-asian="13pt" style:font-size-complex="13pt"/>
    </style:style>
    <style:style style:name="P14"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9d4b2" style:font-size-asian="13pt" style:font-size-complex="13pt"/>
    </style:style>
    <style:style style:name="P15" style:family="paragraph" style:parent-style-name="Text_20_body">
      <style:paragraph-properties fo:margin-left="0.3516in" fo:margin-right="0in" fo:line-height="142%" fo:text-align="justify" style:justify-single-word="false" fo:text-indent="-0.3516in" style:auto-text-indent="false"/>
      <style:text-properties fo:font-size="13pt" style:text-underline-style="none" officeooo:paragraph-rsid="0034c36b" style:font-size-asian="13pt" style:font-size-complex="13pt"/>
    </style:style>
    <style:style style:name="P16" style:family="paragraph" style:parent-style-name="Text_20_body">
      <style:paragraph-properties fo:margin-left="0.3555in" fo:margin-right="0in" fo:line-height="142%" fo:text-align="justify" style:justify-single-word="false" fo:text-indent="-0.3555in" style:auto-text-indent="false"/>
      <style:text-properties officeooo:paragraph-rsid="0039d4b2"/>
    </style:style>
    <style:style style:name="P17" style:family="paragraph" style:parent-style-name="Text_20_body">
      <style:paragraph-properties fo:margin-left="0.3638in" fo:margin-right="0in" fo:line-height="142%" fo:text-align="justify" style:justify-single-word="false" fo:text-indent="-0.3638in" style:auto-text-indent="false"/>
      <style:text-properties officeooo:paragraph-rsid="0039d4b2"/>
    </style:style>
    <style:style style:name="P18" style:family="paragraph" style:parent-style-name="Text_20_body">
      <style:paragraph-properties fo:margin-left="0.35in" fo:margin-right="0in" fo:line-height="142%" fo:text-align="justify" style:justify-single-word="false" fo:text-indent="-0.35in" style:auto-text-indent="false"/>
    </style:style>
    <style:style style:name="P19" style:family="paragraph" style:parent-style-name="Text_20_body">
      <style:paragraph-properties fo:margin-left="0.35in" fo:margin-right="0in" fo:line-height="142%" fo:text-align="justify" style:justify-single-word="false" fo:text-indent="-0.35in" style:auto-text-indent="false"/>
      <style:text-properties officeooo:paragraph-rsid="003c9861"/>
    </style:style>
    <style:style style:name="P20" style:family="paragraph" style:parent-style-name="Text_20_body">
      <style:paragraph-properties fo:margin-left="0.35in" fo:margin-right="0in" fo:line-height="142%" fo:text-align="justify" style:justify-single-word="false" fo:text-indent="-0.35in" style:auto-text-indent="false"/>
      <style:text-properties style:text-underline-style="solid" style:text-underline-width="auto" style:text-underline-color="font-color" fo:font-weight="bold" officeooo:paragraph-rsid="003c9861"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snap-to-layout-grid="false"/>
      <style:text-properties fo:color="#000000" fo:font-size="12pt" fo:font-weight="normal" officeooo:paragraph-rsid="0023e1e1" style:font-size-asian="12pt" style:language-asian="ko" style:country-asian="KR" style:font-weight-asian="normal" style:font-size-complex="12pt" style:font-weight-complex="normal"/>
    </style:style>
    <style:style style:name="P22"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e84e8" style:font-name-asian="한양신명조" style:font-size-asian="18pt" style:language-asian="ko" style:country-asian="KR" style:font-weight-asian="bold" style:font-size-complex="18pt" style:font-weight-complex="bold"/>
    </style:style>
    <style:style style:name="P23"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fe7d2" style:font-name-asian="한양신명조" style:font-size-asian="18pt" style:language-asian="ko" style:country-asian="KR" style:font-weight-asian="bold" style:font-size-complex="18pt" style:font-weight-complex="bold"/>
    </style:style>
    <style:style style:name="P24"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40pt" fo:font-weight="bold" officeooo:paragraph-rsid="001e84e8" style:font-name-asian="한양신명조" style:font-size-asian="40pt" style:language-asian="ko" style:country-asian="KR" style:font-weight-asian="bold" style:font-size-complex="40pt" style:font-weight-complex="bold"/>
    </style:style>
    <style:style style:name="P25"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paragraph-rsid="002121e4" style:font-name-asian="한양신명조" style:font-size-asian="25pt" style:language-asian="ko" style:country-asian="KR" style:font-weight-asian="bold" style:font-size-complex="25pt" style:font-weight-complex="bold"/>
    </style:style>
    <style:style style:name="P26"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paragraph-rsid="002aa25a" style:font-name-asian="한양신명조" style:font-size-asian="25pt" style:language-asian="ko" style:country-asian="KR" style:font-weight-asian="bold" style:font-size-complex="25pt" style:font-weight-complex="bold"/>
    </style:style>
    <style:style style:name="P27"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paragraph-rsid="0044ab13" style:font-name-asian="한양신명조" style:font-size-asian="25pt" style:language-asian="ko" style:country-asian="KR" style:font-weight-asian="bold" style:font-size-complex="25pt" style:font-weight-complex="bold"/>
    </style:style>
    <style:style style:name="P2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121e4" style:font-name-asian="한양신명조" style:font-size-asian="25pt" style:language-asian="ko" style:country-asian="KR" style:font-weight-asian="bold" style:font-size-complex="25pt" style:font-weight-complex="bold"/>
    </style:style>
    <style:style style:name="P2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808a2" style:font-name-asian="한양신명조" style:font-size-asian="25pt" style:language-asian="ko" style:country-asian="KR" style:font-weight-asian="bold" style:font-size-complex="25pt" style:font-weight-complex="bold"/>
    </style:style>
    <style:style style:name="P3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9375d" style:font-name-asian="한양신명조" style:font-size-asian="25pt" style:language-asian="ko" style:country-asian="KR" style:font-weight-asian="bold" style:font-size-complex="25pt" style:font-weight-complex="bold"/>
    </style:style>
    <style:style style:name="P3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aa25a" style:font-name-asian="한양신명조" style:font-size-asian="25pt" style:language-asian="ko" style:country-asian="KR" style:font-weight-asian="bold" style:font-size-complex="25pt" style:font-weight-complex="bold"/>
    </style:style>
    <style:style style:name="P3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3e2be6" style:font-name-asian="한양신명조" style:font-size-asian="25pt" style:language-asian="ko" style:country-asian="KR" style:font-weight-asian="bold" style:font-size-complex="25pt" style:font-weight-complex="bold"/>
    </style:style>
    <style:style style:name="P3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3977f" style:font-name-asian="한양신명조" style:font-size-asian="25pt" style:language-asian="ko" style:country-asian="KR" style:font-weight-asian="bold" style:font-size-complex="25pt" style:font-weight-complex="bold"/>
    </style:style>
    <style:style style:name="P3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5f04d" style:font-name-asian="한양신명조" style:font-size-asian="25pt" style:language-asian="ko" style:country-asian="KR" style:font-weight-asian="bold" style:font-size-complex="25pt" style:font-weight-complex="bold"/>
    </style:style>
    <style:style style:name="P35"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paragraph-rsid="0023e1e1" style:font-name-asian="한양신명조" style:font-size-asian="12pt" style:language-asian="ko" style:country-asian="KR" style:font-weight-asian="normal" style:font-size-complex="12pt" style:font-weight-complex="normal"/>
    </style:style>
    <style:style style:name="P36" style:family="paragraph" style:parent-style-name="Table_20_Contents">
      <style:paragraph-properties fo:text-align="start" style:justify-single-word="false"/>
      <style:text-properties fo:font-size="12pt" officeooo:paragraph-rsid="0023e1e1" style:font-size-asian="12pt" style:font-size-complex="12pt"/>
    </style:style>
    <style:style style:name="P37" style:family="paragraph" style:parent-style-name="Table_20_Contents">
      <style:paragraph-properties fo:text-align="center" style:justify-single-word="false"/>
      <style:text-properties fo:font-size="20pt" officeooo:paragraph-rsid="001fe7d2" style:font-size-asian="20pt" style:language-asian="ko" style:country-asian="KR" style:font-size-complex="20pt"/>
    </style:style>
    <style:style style:name="P38" style:family="paragraph" style:parent-style-name="Table_20_Contents">
      <style:paragraph-properties fo:text-align="center" style:justify-single-word="false"/>
      <style:text-properties fo:font-size="20pt" officeooo:paragraph-rsid="001fe7d2" style:font-size-asian="20pt" style:font-size-complex="20pt"/>
    </style:style>
    <style:style style:name="P39" style:family="paragraph" style:parent-style-name="Table_20_Contents">
      <style:paragraph-properties fo:text-align="start" style:justify-single-word="false"/>
      <style:text-properties style:font-name="바탕1" fo:font-size="25pt" style:font-name-asian="한양신명조" style:font-size-asian="25pt" style:font-size-complex="25pt"/>
    </style:style>
    <style:style style:name="P40" style:family="paragraph" style:parent-style-name="Table_20_Contents">
      <style:paragraph-properties fo:text-align="center" style:justify-single-word="false"/>
      <style:text-properties style:font-name="바탕1" fo:font-size="25pt" style:font-name-asian="한양신명조" style:font-size-asian="25pt" style:language-asian="ko" style:country-asian="KR" style:font-size-complex="25pt"/>
    </style:style>
    <style:style style:name="P41" style:family="paragraph" style:parent-style-name="Table_20_Contents">
      <style:paragraph-properties fo:text-align="start" style:justify-single-word="false"/>
      <style:text-properties style:font-name="바탕1" fo:font-size="15pt" style:font-name-asian="한양신명조" style:font-size-asian="15pt" style:language-asian="ko" style:country-asian="KR" style:font-size-complex="15pt"/>
    </style:style>
    <style:style style:name="P42" style:family="paragraph" style:parent-style-name="Table_20_Contents">
      <style:paragraph-properties fo:text-align="start" style:justify-single-word="false"/>
      <style:text-properties style:font-name="바탕1" fo:font-size="15pt" officeooo:paragraph-rsid="0029676c" style:font-name-asian="한양신명조" style:font-size-asian="15pt" style:language-asian="ko" style:country-asian="KR" style:font-size-complex="15pt"/>
    </style:style>
    <style:style style:name="P43" style:family="paragraph" style:parent-style-name="Table_20_Contents">
      <style:paragraph-properties fo:text-align="start" style:justify-single-word="false"/>
      <style:text-properties style:font-name="바탕1" fo:font-size="15pt" officeooo:paragraph-rsid="0029676c" style:font-name-asian="한양신명조" style:font-size-asian="15pt" style:font-size-complex="15pt"/>
    </style:style>
    <style:style style:name="T1" style:family="text">
      <style:text-properties fo:font-size="25pt" officeooo:rsid="001e84e8" style:font-size-asian="25pt" style:font-size-complex="25pt"/>
    </style:style>
    <style:style style:name="T2" style:family="text">
      <style:text-properties fo:font-size="25pt" fo:font-weight="normal" style:font-size-asian="25pt" style:font-weight-asian="normal" style:font-size-complex="25pt" style:font-weight-complex="normal"/>
    </style:style>
    <style:style style:name="T3" style:family="text">
      <style:text-properties fo:font-size="25pt" fo:font-weight="normal" officeooo:rsid="001e84e8" style:font-size-asian="25pt" style:font-weight-asian="normal" style:font-size-complex="25pt" style:font-weight-complex="normal"/>
    </style:style>
    <style:style style:name="T4" style:family="text">
      <style:text-properties officeooo:rsid="001fe7d2"/>
    </style:style>
    <style:style style:name="T5" style:family="text">
      <style:text-properties officeooo:rsid="002121e4"/>
    </style:style>
    <style:style style:name="T6" style:family="text">
      <style:text-properties officeooo:rsid="0029676c" style:language-asian="ko" style:country-asian="KR"/>
    </style:style>
    <style:style style:name="T7" style:family="text">
      <style:text-properties fo:font-size="15pt" style:font-size-asian="15pt" style:font-size-complex="15pt"/>
    </style:style>
    <style:style style:name="T8" style:family="text">
      <style:text-properties fo:font-size="15pt" fo:letter-spacing="normal" fo:language="en" fo:country="US" style:font-size-asian="15pt" style:font-size-complex="15pt"/>
    </style:style>
    <style:style style:name="T9" style:family="text">
      <style:text-properties fo:font-size="13pt" officeooo:rsid="002121e4" style:font-size-asian="13pt" style:font-size-complex="13pt"/>
    </style:style>
    <style:style style:name="T10" style:family="text">
      <style:text-properties fo:font-size="13pt" fo:letter-spacing="-0.0071in" fo:language="en" fo:country="US" style:font-size-asian="13pt" style:font-size-complex="13pt"/>
    </style:style>
    <style:style style:name="T11" style:family="text">
      <style:text-properties fo:font-size="13pt" fo:letter-spacing="-0.011in" style:font-size-asian="13pt" style:font-size-complex="13pt"/>
    </style:style>
    <style:style style:name="T12" style:family="text">
      <style:text-properties fo:font-size="13pt" fo:letter-spacing="-0.011in" style:font-size-asian="13pt" style:language-asian="ko" style:country-asian="KR" style:font-size-complex="13pt"/>
    </style:style>
    <style:style style:name="T13" style:family="text">
      <style:text-properties fo:font-size="13pt" fo:letter-spacing="-0.011in" officeooo:rsid="0033e9dc" style:font-size-asian="13pt" style:language-asian="ko" style:country-asian="KR" style:font-size-complex="13pt"/>
    </style:style>
    <style:style style:name="T14" style:family="text">
      <style:text-properties officeooo:rsid="0026e5be"/>
    </style:style>
    <style:style style:name="T15" style:family="text">
      <style:text-properties officeooo:rsid="002808a2"/>
    </style:style>
    <style:style style:name="T16" style:family="text">
      <style:text-properties fo:color="#000000" fo:letter-spacing="-0.0071in"/>
    </style:style>
    <style:style style:name="T17" style:family="text">
      <style:text-properties fo:color="#000000" fo:letter-spacing="-0.0071in" fo:language="en" fo:country="US"/>
    </style:style>
    <style:style style:name="T18" style:family="text">
      <style:text-properties fo:color="#000000" fo:letter-spacing="-0.0071in" fo:language="en" fo:country="US" style:language-asian="ko" style:country-asian="KR"/>
    </style:style>
    <style:style style:name="T19" style:family="text">
      <style:text-properties fo:color="#000000" fo:font-size="13pt" fo:letter-spacing="-0.0071in" fo:language="en" fo:country="US" style:font-size-asian="13pt" style:font-size-complex="13pt"/>
    </style:style>
    <style:style style:name="T20" style:family="text">
      <style:text-properties officeooo:rsid="0029676c"/>
    </style:style>
    <style:style style:name="T21" style:family="text">
      <style:text-properties officeooo:rsid="002aa25a"/>
    </style:style>
    <style:style style:name="T22" style:family="text">
      <style:text-properties officeooo:rsid="002b93fe"/>
    </style:style>
    <style:style style:name="T23" style:family="text">
      <style:text-properties officeooo:rsid="002cf8eb"/>
    </style:style>
    <style:style style:name="T24" style:family="text">
      <style:text-properties fo:font-size="14pt" fo:letter-spacing="normal" fo:language="en" fo:country="US"/>
    </style:style>
    <style:style style:name="T25" style:family="text">
      <style:text-properties fo:font-size="14pt" fo:letter-spacing="normal" fo:language="en" fo:country="US" style:language-asian="ko" style:country-asian="KR"/>
    </style:style>
    <style:style style:name="T26" style:family="text">
      <style:text-properties fo:font-size="14pt" fo:letter-spacing="-0.0071in" fo:language="en" fo:country="US"/>
    </style:style>
    <style:style style:name="T27" style:family="text">
      <style:text-properties fo:font-size="14pt" fo:letter-spacing="-0.0071in" fo:language="en" fo:country="US" style:font-size-asian="14pt"/>
    </style:style>
    <style:style style:name="T28" style:family="text">
      <style:text-properties fo:font-size="14pt" fo:letter-spacing="-0.0071in" fo:language="en" fo:country="US" officeooo:rsid="003c9861" style:font-size-asian="14pt"/>
    </style:style>
    <style:style style:name="T29" style:family="text">
      <style:text-properties fo:font-size="14pt" fo:letter-spacing="-0.0071in" fo:language="en" fo:country="US" officeooo:rsid="003c9861" style:font-size-asian="14pt" style:language-asian="ko" style:country-asian="KR"/>
    </style:style>
    <style:style style:name="T30" style:family="text">
      <style:text-properties fo:font-size="14pt" fo:letter-spacing="-0.0071in" fo:language="en" fo:country="US" style:text-underline-style="solid" style:text-underline-width="auto" style:text-underline-color="font-color" fo:font-weight="bold" officeooo:rsid="003c9861" style:font-size-asian="14pt" style:language-asian="ko" style:country-asian="KR" style:font-weight-asian="bold" style:font-weight-complex="bold"/>
    </style:style>
    <style:style style:name="T31" style:family="text">
      <style:text-properties fo:letter-spacing="normal" fo:language="en" fo:country="US"/>
    </style:style>
    <style:style style:name="T32" style:family="text">
      <style:text-properties fo:letter-spacing="normal" fo:language="en" fo:country="US" officeooo:rsid="003081ec"/>
    </style:style>
    <style:style style:name="T33" style:family="text">
      <style:text-properties fo:letter-spacing="normal" fo:language="en" fo:country="US" officeooo:rsid="003081ec" style:language-asian="ko" style:country-asian="KR"/>
    </style:style>
    <style:style style:name="T34" style:family="text">
      <style:text-properties style:font-size-asian="14pt"/>
    </style:style>
    <style:style style:name="T35" style:family="text">
      <style:text-properties fo:letter-spacing="-0.0071in"/>
    </style:style>
    <style:style style:name="T36" style:family="text">
      <style:text-properties fo:letter-spacing="-0.0071in" style:font-size-asian="14pt"/>
    </style:style>
    <style:style style:name="T37" style:family="text">
      <style:text-properties fo:letter-spacing="-0.0071in" fo:language="en" fo:country="US"/>
    </style:style>
    <style:style style:name="T38" style:family="text">
      <style:text-properties fo:letter-spacing="-0.0071in" fo:language="en" fo:country="US" officeooo:rsid="0033e9dc"/>
    </style:style>
    <style:style style:name="T39" style:family="text">
      <style:text-properties fo:letter-spacing="-0.0071in" fo:language="en" fo:country="US" officeooo:rsid="0033e9dc" style:language-asian="ko" style:country-asian="KR"/>
    </style:style>
    <style:style style:name="T40" style:family="text">
      <style:text-properties fo:letter-spacing="-0.0071in" officeooo:rsid="0033e9dc"/>
    </style:style>
    <style:style style:name="T41" style:family="text">
      <style:text-properties fo:letter-spacing="-0.0071in" style:language-asian="ko" style:country-asian="KR"/>
    </style:style>
    <style:style style:name="T42" style:family="text">
      <style:text-properties fo:letter-spacing="-0.0071in" officeooo:rsid="0033e9dc" style:language-asian="ko" style:country-asian="KR"/>
    </style:style>
    <style:style style:name="T43" style:family="text">
      <style:text-properties fo:letter-spacing="-0.0071in" officeooo:rsid="0034c36b" style:language-asian="ko" style:country-asian="KR"/>
    </style:style>
    <style:style style:name="T44" style:family="text">
      <style:text-properties fo:letter-spacing="-0.0071in" officeooo:rsid="0034c36b"/>
    </style:style>
    <style:style style:name="T45" style:family="text">
      <style:text-properties fo:letter-spacing="-0.0071in" fo:font-weight="bold" officeooo:rsid="0034c36b" style:language-asian="ko" style:country-asian="KR" style:font-weight-asian="bold" style:font-weight-complex="bold"/>
    </style:style>
    <style:style style:name="T46" style:family="text">
      <style:text-properties fo:letter-spacing="-0.0071in" style:text-underline-style="solid" style:text-underline-width="auto" style:text-underline-color="font-color" fo:font-weight="bold" officeooo:rsid="0034c36b" style:language-asian="ko" style:country-asian="KR" style:font-weight-asian="bold" style:font-weight-complex="bold"/>
    </style:style>
    <style:style style:name="T47" style:family="text">
      <style:text-properties fo:letter-spacing="-0.0071in" style:text-underline-style="none" fo:font-weight="normal" officeooo:rsid="0034c36b" style:language-asian="ko" style:country-asian="KR" style:font-weight-asian="normal" style:font-weight-complex="normal"/>
    </style:style>
    <style:style style:name="T48" style:family="text">
      <style:text-properties fo:letter-spacing="-0.0071in" fo:font-weight="normal" officeooo:rsid="0034c36b" style:language-asian="ko" style:country-asian="KR" style:font-weight-asian="normal" style:font-weight-complex="normal"/>
    </style:style>
    <style:style style:name="T49" style:family="text">
      <style:text-properties fo:letter-spacing="-0.011in"/>
    </style:style>
    <style:style style:name="T50" style:family="text">
      <style:text-properties fo:letter-spacing="-0.011in" style:language-asian="ko" style:country-asian="KR"/>
    </style:style>
    <style:style style:name="T51" style:family="text">
      <style:text-properties fo:letter-spacing="-0.011in" officeooo:rsid="0033e9dc" style:language-asian="ko" style:country-asian="KR"/>
    </style:style>
    <style:style style:name="T52" style:family="text">
      <style:text-properties fo:letter-spacing="-0.011in" fo:language="en" fo:country="US"/>
    </style:style>
    <style:style style:name="T53" style:family="text">
      <style:text-properties fo:letter-spacing="-0.011in" fo:language="en" fo:country="US" officeooo:rsid="0033e9dc"/>
    </style:style>
    <style:style style:name="T54" style:family="text">
      <style:text-properties officeooo:rsid="002e4ba9"/>
    </style:style>
    <style:style style:name="T55" style:family="text">
      <style:text-properties officeooo:rsid="002f46eb"/>
    </style:style>
    <style:style style:name="T56" style:family="text">
      <style:text-properties officeooo:rsid="003081ec"/>
    </style:style>
    <style:style style:name="T57" style:family="text">
      <style:text-properties fo:font-weight="bold" style:font-weight-asian="bold" style:font-weight-complex="bold"/>
    </style:style>
    <style:style style:name="T58" style:family="text">
      <style:text-properties officeooo:rsid="0033e9dc"/>
    </style:style>
    <style:style style:name="T59" style:family="text">
      <style:text-properties officeooo:rsid="004008f7"/>
    </style:style>
    <style:style style:name="T60" style:family="text">
      <style:text-properties officeooo:rsid="004202ab"/>
    </style:style>
    <style:style style:name="T61" style:family="text">
      <style:text-properties officeooo:rsid="0043977f"/>
    </style:style>
    <style:style style:name="T62" style:family="text">
      <style:text-properties officeooo:rsid="0044ab13"/>
    </style:style>
    <style:style style:name="T63" style:family="text">
      <style:text-properties officeooo:rsid="0045f04d"/>
    </style:style>
    <style:style style:name="T64" style:family="text">
      <style:text-properties officeooo:rsid="004681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4"/>
      <text:p text:style-name="P24">&lt;Antarctic Adventure&gt;</text:p>
      <text:p text:style-name="P22"><text:span text:style-name="T1"><text:s text:c="38"/></text:span><text:span text:style-name="T3">Team </text:span><text:span text:style-name="T2">Clear</text:span></text:p>
      <text:p text:style-name="P22"><text:span text:style-name="T2"/></text:p>
      <text:p text:style-name="P22"><text:span text:style-name="T2"/></text:p>
      <text:p text:style-name="P22"><text:span text:style-name="T2"/></text:p>
      <text:p text:style-name="P22"><text:span text:style-name="T2"/></text:p>
      <text:p text:style-name="P22"/>
      <text:p text:style-name="P23"/>
      <table:table table:name="표1" table:style-name="표1">
        <table:table-column table:style-name="표1.A"/>
        <table:table-column table:style-name="표1.B"/>
        <table:table-column table:style-name="표1.C"/>
        <table:table-row>
          <table:table-cell table:style-name="표1.A1" office:value-type="string">
            <text:p text:style-name="P37">이름</text:p>
          </table:table-cell>
          <table:table-cell table:style-name="표1.A1" office:value-type="string">
            <text:p text:style-name="P37">학번</text:p>
          </table:table-cell>
          <table:table-cell table:style-name="표1.C1" office:value-type="string">
            <text:p text:style-name="P37">github_ID</text:p>
          </table:table-cell>
        </table:table-row>
        <table:table-row>
          <table:table-cell table:style-name="표1.A2" office:value-type="string">
            <text:p text:style-name="P37">김성현</text:p>
          </table:table-cell>
          <table:table-cell table:style-name="표1.A2" office:value-type="string">
            <text:p text:style-name="P38"><text:span text:style-name="T4">0</text:span>892054</text:p>
          </table:table-cell>
          <table:table-cell table:style-name="표1.C2" office:value-type="string">
            <text:p text:style-name="P38">kimsunghyun</text:p>
          </table:table-cell>
        </table:table-row>
        <table:table-row>
          <table:table-cell table:style-name="표1.A2" office:value-type="string">
            <text:p text:style-name="P37">한원석</text:p>
          </table:table-cell>
          <table:table-cell table:style-name="표1.A2" office:value-type="string">
            <text:p text:style-name="P38"><text:span text:style-name="T4">0</text:span>692083</text:p>
          </table:table-cell>
          <table:table-cell table:style-name="표1.C2" office:value-type="string">
            <text:p text:style-name="P37">rucius</text:p>
          </table:table-cell>
        </table:table-row>
      </table:table>
      <text:p text:style-name="P23"><text:span text:style-name="T2"/></text:p>
      <text:p text:style-name="P28"><text:soft-page-break/><text:span text:style-name="T14">1. </text:span><text:span text:style-name="T5">제안서 상의 개발 목표</text:span></text:p>
      <text:p text:style-name="P21"/>
      <table:table table:name="표2" table:style-name="표2">
        <table:table-column table:style-name="표2.A"/>
        <table:table-column table:style-name="표2.B"/>
        <table:table-row>
          <table:table-cell table:style-name="표2.A1" office:value-type="string">
            <text:p text:style-name="P36"><draw:frame draw:style-name="fr1" draw:name="그림1" text:anchor-type="paragraph" svg:width="3.2701in" svg:height="2.0602in" draw:z-index="0"><draw:image xlink:href="Pictures/200000070000431400002A46DE859B3F.svm" xlink:type="simple" xlink:show="embed" xlink:actuate="onLoad"/></draw:frame></text:p>
          </table:table-cell>
          <table:table-cell table:style-name="표2.B1" office:value-type="string">
            <text:p text:style-name="P36"><draw:frame draw:style-name="fr3" draw:name="그림2" text:anchor-type="paragraph" svg:width="3.2701in" svg:height="1.9839in" draw:z-index="3"><draw:image xlink:href="Pictures/2000000700002F5700001CBC855E0B33.svm" xlink:type="simple" xlink:show="embed" xlink:actuate="onLoad"/></draw:frame></text:p>
          </table:table-cell>
        </table:table-row>
        <table:table-row>
          <table:table-cell table:style-name="표2.A2" office:value-type="string">
            <text:p text:style-name="P36"><draw:frame draw:style-name="fr1" draw:name="그림3" text:anchor-type="paragraph" svg:width="3.2701in" svg:height="1.9571in" draw:z-index="1"><draw:image xlink:href="Pictures/2000000700002F2200001C38B137F00B.svm" xlink:type="simple" xlink:show="embed" xlink:actuate="onLoad"/></draw:frame></text:p>
          </table:table-cell>
          <table:table-cell table:style-name="표2.B2" office:value-type="string">
            <text:p text:style-name="P36"><draw:frame draw:style-name="fr2" draw:name="그림4" text:anchor-type="paragraph" svg:width="3.2701in" svg:height="2.1882in" draw:z-index="2"><draw:image xlink:href="Pictures/20000007000027B100001A9118047A2D.svm" xlink:type="simple" xlink:show="embed" xlink:actuate="onLoad"/></draw:frame></text:p>
          </table:table-cell>
        </table:table-row>
      </table:table>
      <text:p text:style-name="P35"><text:span text:style-name="T5"><text:s text:c="2"/><text:line-break/> <text:s/></text:span></text:p>
      <text:p text:style-name="P35"><text:span text:style-name="T5"><text:s text:c="2"/></text:span><text:span text:style-name="T9">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span></text:p>
      <text:p text:style-name="P25"><text:span text:style-name="T5"/></text:p>
      <text:p text:style-name="P25"><text:span text:style-name="T5"/></text:p>
      <text:p text:style-name="P29"><text:soft-page-break/><text:span text:style-name="T15">2</text:span><text:span text:style-name="T14">. 실제 개발된</text:span><text:span text:style-name="T5"> 결과물 개요</text:span></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0"><text:soft-page-break/><text:span text:style-name="T22">3</text:span><text:span text:style-name="T14">. </text:span><text:span text:style-name="T5">시스템 조작</text:span></text:p>
      <table:table table:name="표3" table:style-name="표3">
        <table:table-column table:style-name="표3.A" table:number-columns-repeated="2"/>
        <table:table-row>
          <table:table-cell table:style-name="표3.A1" office:value-type="string">
            <text:p text:style-name="P40">화 <text:s/>면</text:p>
          </table:table-cell>
          <table:table-cell table:style-name="표3.B1" office:value-type="string">
            <text:p text:style-name="P40">조작 방법</text:p>
          </table:table-cell>
        </table:table-row>
        <table:table-row>
          <table:table-cell table:style-name="표3.A2" office:value-type="string">
            <text:p text:style-name="P39"/>
          </table:table-cell>
          <table:table-cell table:style-name="표3.B2" office:value-type="string">
            <text:p text:style-name="P41">시작 화면에서 <text:span text:style-name="T20">Start_Key 를 누르면 게임이 시작된다.</text:span></text:p>
          </table:table-cell>
        </table:table-row>
        <table:table-row>
          <table:table-cell table:style-name="표3.A2" office:value-type="string">
            <text:p text:style-name="P39"/>
          </table:table-cell>
          <table:table-cell table:style-name="표3.B2" office:value-type="string">
            <text:p text:style-name="P41"><text:span text:style-name="T20">Left_key 를 누르면 펭귄이 왼쪽으로 움직인다.</text:span></text:p>
          </table:table-cell>
        </table:table-row>
        <table:table-row>
          <table:table-cell table:style-name="표3.A2" office:value-type="string">
            <text:p text:style-name="P39"/>
          </table:table-cell>
          <table:table-cell table:style-name="표3.B2" office:value-type="string">
            <text:p text:style-name="P42"><text:span text:style-name="T20">Right_key 를 누르면 펭귄이 왼쪽으로 움직인다.</text:span></text:p>
          </table:table-cell>
        </table:table-row>
        <table:table-row>
          <table:table-cell table:style-name="표3.A2" office:value-type="string">
            <text:p text:style-name="P39"/>
          </table:table-cell>
          <table:table-cell table:style-name="표3.B2" office:value-type="string">
            <text:p text:style-name="P43"><text:span text:style-name="T20">Key_A </text:span><text:span text:style-name="T6">를 누르면 펭귄이 점프한다.</text:span></text:p>
          </table:table-cell>
        </table:table-row>
        <table:table-row>
          <table:table-cell table:style-name="표3.A2" office:value-type="string">
            <text:p text:style-name="P39"/>
          </table:table-cell>
          <table:table-cell table:style-name="표3.B2" office:value-type="string">
            <text:p text:style-name="P41">펭귄이 장애물에 걸리면 충돌한다.</text:p>
          </table:table-cell>
        </table:table-row>
        <table:table-row>
          <table:table-cell table:style-name="표3.A2" office:value-type="string">
            <text:p text:style-name="P39"/>
          </table:table-cell>
          <table:table-cell table:style-name="표3.B2" office:value-type="string">
            <text:p text:style-name="P41">게임이 종료되면 <text:span text:style-name="T20">Start_Key 를 통해 다시 게임을 시작할 수 있다.</text:span></text:p>
          </table:table-cell>
        </table:table-row>
      </table:table>
      <text:p text:style-name="P30"><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1"><text:soft-page-break/><text:span text:style-name="T23">4</text:span><text:span text:style-name="T21">. 개발 과정의 도구 및 라이브러리 설정</text:span></text:p>
      <text:p text:style-name="P1"><text:span text:style-name="T25">★ </text:span><text:span text:style-name="T8">PAlib </text:span><text:span text:style-name="T7">기반 개발 환경 구축하기</text:span></text:p>
      <text:p text:style-name="P3"><text:span text:style-name="T25">★</text:span><text:span text:style-name="T7">준비 프로그램</text:span></text:p>
      <text:p text:style-name="P5">- JDK</text:p>
      <text:p text:style-name="P5">- Eclipse C/C++</text:p>
      <text:p text:style-name="P5">- devkit<text:span text:style-name="T54">P</text:span>ro</text:p>
      <text:p text:style-name="P5">- PAlib</text:p>
      <text:p text:style-name="P5">- No$gba</text:p>
      <text:p text:style-name="P6"><text:span text:style-name="T55">- GitHub</text:span></text:p>
      <text:p text:style-name="P1">  </text:p>
      <text:p text:style-name="P4"><text:span text:style-name="T57">기본 셋팅</text:span> </text:p>
      <text:p text:style-name="P7"><text:span text:style-name="T31">- </text:span><text:span text:style-name="T32">GitHub </text:span><text:span text:style-name="T33">사용을 위해 </text:span>설치 폴더는 공통된 하나의 폴더를 사용<text:span text:style-name="T31"> </text:span><text:span text:style-name="T32">→ </text:span>예<text:span text:style-name="T56">)</text:span><text:span text:style-name="T31"> c:/</text:span><text:span text:style-name="T33">micro</text:span><text:span text:style-name="T31">/)</text:span></text:p>
      <text:p text:style-name="P8"><text:span text:style-name="T31">- </text:span><text:span text:style-name="T37">Eclipse </text:span><text:span text:style-name="T35">사용을 위해 </text:span><text:span text:style-name="T37">http://www.oracle.com/ </text:span><text:span text:style-name="T35">접속 </text:span><text:span text:style-name="T40">→ </text:span><text:span text:style-name="T37">download </text:span><text:span text:style-name="T38">→ </text:span><text:span text:style-name="T37"><text:s/>JavaSE </text:span><text:span text:style-name="T35">설치</text:span></text:p>
      <text:p text:style-name="P8"><text:span text:style-name="T58"><text:s text:c="3"/>→ </text:span><text:span text:style-name="T31"><text:s/></text:span><text:span text:style-name="T37">NDS </text:span><text:span text:style-name="T35">이미지를 생성하기 위해 </text:span><text:span text:style-name="T37">Sourceforge </text:span><text:span text:style-name="T38">(</text:span><text:span text:style-name="T39">Google DevkitPro 검색 시에도 나 </text:span></text:p>
      <text:p text:style-name="P8"><text:span text:style-name="T39"><text:s text:c="3"/>옴) </text:span><text:span text:style-name="T35">사이트로 이동해서 </text:span><text:span text:style-name="T40">D</text:span><text:span text:style-name="T37">evkit</text:span><text:span text:style-name="T38">P</text:span><text:span text:style-name="T37">ro </text:span><text:span text:style-name="T35">검색후 설치</text:span><text:span text:style-name="T37">.</text:span></text:p>
      <text:p text:style-name="P7"><text:span text:style-name="T37">-</text:span><text:span text:style-name="T37"> </text:span><text:span text:style-name="T18">http://www.eclipse.org/</text:span><text:span text:style-name="T16"> </text:span><text:span text:style-name="T35">로 접속 </text:span><text:span text:style-name="T40">→ </text:span><text:span text:style-name="T35"><text:s/></text:span><text:span text:style-name="T37">Eclipse C/C++ </text:span><text:span text:style-name="T35">다운로드 후 압축 해제</text:span></text:p>
      <text:p text:style-name="P8"><text:span text:style-name="T40">- Eclipse </text:span><text:span text:style-name="T42">압축 해제 후 Help → new Install → CDT 입력시 나오는 디폴트 주소를 통</text:span></text:p>
      <text:p text:style-name="P8"><text:span text:style-name="T42"><text:s text:c="3"/>해 CDT 설치 (CDT - http://download.eclipse.org/tools/cdt/releases/indigo → </text:span></text:p>
      <text:p text:style-name="P8"><text:span text:style-name="T42"><text:s text:c="3"/>CDT Main Features 와 CDT Optional Feautres 체크)</text:span></text:p>
      <text:p text:style-name="P11"><text:span text:style-name="T10">- </text:span><text:span text:style-name="T19">http://palib-dev.com/</text:span><text:span text:style-name="T11">로 접속 </text:span><text:span text:style-name="T12">이 불가능해 진 현재 </text:span><text:span text:style-name="T13">Google 검색을 통해 Palib을 다운</text:span></text:p>
      <text:p text:style-name="P12"><text:span text:style-name="T51"><text:s text:c="3"/>받는 수 밖에 없다!! → </text:span><text:span text:style-name="T49"><text:s/></text:span><text:span text:style-name="T50">설치 파일을 통해 </text:span><text:span text:style-name="T51">c:\D</text:span><text:span text:style-name="T52">evkit</text:span><text:span text:style-name="T53">P</text:span><text:span text:style-name="T52">ro </text:span><text:span text:style-name="T49">폴더</text:span><text:span text:style-name="T50">에 </text:span><text:span text:style-name="T51">Palib을 설치하는데 이</text:span></text:p>
      <text:p text:style-name="P12"><text:span text:style-name="T51"><text:s text:c="3"/>때 반드시 1.53 버전으로 업데이트를 해야 한다!! (설치 파일 실행시 업데이트 할 것이냐</text:span></text:p>
      <text:p text:style-name="P12"><text:span text:style-name="T51"><text:s text:c="3"/>고 물어봄)</text:span></text:p>
      <text:p text:style-name="P13"><text:soft-page-break/><text:span text:style-name="T37">- </text:span><text:span text:style-name="T17">http://nocash.emubase.de/gba.htm</text:span><text:span text:style-name="T35">로 접속 </text:span><text:span text:style-name="T44">→ </text:span><text:span text:style-name="T35">프리웨어 버전을 선택해서 다</text:span></text:p>
      <text:p text:style-name="P13"><text:span text:style-name="T35"><text:s text:c="3"/>운 받아서 설치 폴더에 </text:span><text:span text:style-name="T37">Emul</text:span><text:span text:style-name="T35">이란 폴더로 압축 </text:span><text:span text:style-name="T41">해제</text:span></text:p>
      <text:p text:style-name="P14"><text:span text:style-name="T43">- 반드시 7일 전 부터 개발환경을 구축하려고 노력해야 한다는 것을 명심!!</text:span></text:p>
      <text:p text:style-name="P14"><text:span text:style-name="T43"><text:s text:c="4"/>→ </text:span><text:span text:style-name="T46">이게 제일 중요합니다.</text:span></text:p>
      <text:p text:style-name="P15"><text:span text:style-name="T45">- </text:span><text:span text:style-name="T48">마지막으로 GitHub 설정은 윈도우 버전을 다운받고 GitHub.com 에 적혀있는 메뉴얼</text:span></text:p>
      <text:p text:style-name="P13"><text:span text:style-name="T47"><text:s text:c="3"/>대로 실행하면 모든 설정이 완료됩니다.</text:span></text:p>
      <text:p text:style-name="P13"><text:span text:style-name="T47"/></text:p>
      <text:p text:style-name="P9">환경 변수 추가</text:p>
      <text:p text:style-name="P7"><text:span text:style-name="T37">- </text:span><text:span text:style-name="T35">시스템 변수에서 </text:span><text:span text:style-name="T37">Path </text:span><text:span text:style-name="T35">설정 </text:span><text:span text:style-name="T37">-&gt; </text:span><text:span text:style-name="T35">편집</text:span></text:p>
      <text:p text:style-name="P7"><text:span text:style-name="T37">- ;C:\ndsdev\devkitPro\devkitARM\bin; </text:span><text:span text:style-name="T35">추가</text:span></text:p>
      <text:p text:style-name="P2"><text:span text:style-name="T36"/></text:p>
      <text:p text:style-name="P10"><text:span text:style-name="T24">PAlib</text:span><text:span text:style-name="T34">를 이클립스에서 적용하기</text:span></text:p>
      <text:p text:style-name="P2"><text:span text:style-name="T26">- </text:span><text:span text:style-name="T36">빈프로젝트 생성</text:span></text:p>
      <text:p text:style-name="P16"><text:span text:style-name="T26">- Palib </text:span><text:span text:style-name="T36">폴더에서 </text:span><text:span text:style-name="T26">example</text:span><text:span text:style-name="T36">에서 필요한 곳의 </text:span><text:span text:style-name="T26">sourece</text:span><text:span text:style-name="T36">폴더 </text:span><text:span text:style-name="T26">gfx</text:span><text:span text:style-name="T36">폴더와 </text:span><text:span text:style-name="T26">MakeFile</text:span></text:p>
      <text:p text:style-name="P16"><text:span text:style-name="T27"><text:s text:c="2"/></text:span><text:span text:style-name="T36">을 복사한다</text:span><text:span text:style-name="T26">.</text:span></text:p>
      <text:p text:style-name="P17"><text:span text:style-name="T26">- </text:span><text:span text:style-name="T36">프로젝트의 속성에 들어가서 </text:span><text:span text:style-name="T26">C/C++Build </text:span><text:span text:style-name="T36">에서 </text:span><text:span text:style-name="T26">Behaviour</text:span><text:span text:style-name="T36">에서 </text:span><text:span text:style-name="T26">Build</text:span><text:span text:style-name="T36">옆에 </text:span><text:span text:style-name="T26">all</text:span></text:p>
      <text:p text:style-name="P17"><text:span text:style-name="T27"><text:s text:c="2"/></text:span><text:span text:style-name="T36">을 삭제한다</text:span><text:span text:style-name="T26">.</text:span></text:p>
      <text:p text:style-name="P2"><text:span text:style-name="T26">- C/C++ General </text:span><text:span text:style-name="T36">에서 </text:span><text:span text:style-name="T26">Paths and Symbols </text:span><text:span text:style-name="T36">에서 아래 </text:span><text:span text:style-name="T26">3</text:span><text:span text:style-name="T36">개 </text:span><text:span text:style-name="T26">ADD</text:span><text:span text:style-name="T36">한다</text:span><text:span text:style-name="T26">.</text:span></text:p>
      <text:p text:style-name="P2"><text:span text:style-name="T26">- Add C:\devkitPro\PAlib\include\nds</text:span></text:p>
      <text:p text:style-name="P2"><text:span text:style-name="T26">- Add C:\devkitPro\libnds\include</text:span></text:p>
      <text:p text:style-name="P2"><text:span text:style-name="T26">- Add C:\devkitPro\devitARM\include</text:span></text:p>
      <text:p text:style-name="P2"><text:span text:style-name="T26">- </text:span><text:span text:style-name="T36">빌드를 한다음 실행한다</text:span><text:span text:style-name="T26">.</text:span></text:p>
      <text:p text:style-name="P2"/>
      <text:p text:style-name="P2"><text:span text:style-name="T34"/></text:p>
      <text:p text:style-name="P10"><text:soft-page-break/><text:span text:style-name="T34">에뮬레이터 사용하기</text:span></text:p>
      <text:p text:style-name="P2"><text:span text:style-name="T26">- Eclipse </text:span><text:span text:style-name="T36">메뉴에서 </text:span><text:span text:style-name="T26">Run -&gt; External Tools -&gt; Configuration</text:span></text:p>
      <text:p text:style-name="P2"><text:span text:style-name="T26">- </text:span><text:span text:style-name="T36">왼쪽메뉴에서 </text:span><text:span text:style-name="T26">Program </text:span><text:span text:style-name="T36">더블 클릭</text:span></text:p>
      <text:p text:style-name="P18"><text:span text:style-name="T26">- Location(</text:span><text:span text:style-name="T36">에뮬레이터 실행파일 위치</text:span><text:span text:style-name="T26">), Working Directory(</text:span><text:span text:style-name="T36">현제 작업 </text:span><text:span text:style-name="T26">WorkSpace)</text:span><text:span text:style-name="T36">를 지정한 후</text:span><text:span text:style-name="T26">, Apply-&gt; Run</text:span><text:span text:style-name="T36">을 차례대로 실행</text:span><text:span text:style-name="T26">.</text:span></text:p>
      <text:p text:style-name="P18"><text:span text:style-name="T26">- </text:span><text:span text:style-name="T36">추후 </text:span><text:span text:style-name="T26">External Tools</text:span><text:span text:style-name="T36">을 사용하여 빌드로 생성된 </text:span><text:span text:style-name="T26">nds</text:span><text:span text:style-name="T36">파일을 실행</text:span></text:p>
      <text:p text:style-name="P19"><text:span text:style-name="T28">- </text:span><text:span text:style-name="T30">만약 지금까지의 과정이 잘 되었다면 프로젝트가 일단 Bulid 가 됩니다. 그러</text:span></text:p>
      <text:p text:style-name="P20"><text:span text:style-name="T29">면 프로젝트 아랫부분에 nds 파일이 생기는데 이를 찾아 연결프로그램으로 에</text:span></text:p>
      <text:p text:style-name="P20"><text:span text:style-name="T29">뮬레이터를 설정해 주면 프로젝트 내 nds 파일 더블클릭만으로도 손쉽게 에뮬</text:span></text:p>
      <text:p text:style-name="P20"><text:span text:style-name="T29">레이터를 사용할 수 있습니다.</text:span></text:p>
      <text:p text:style-name="P26"><text:span text:style-name="T21"/></text:p>
      <text:p text:style-name="P26"><text:span text:style-name="T21"/></text:p>
      <text:p text:style-name="P27"><text:span text:style-name="T62">5. 소프트웨어 구조</text:span></text:p>
      <text:p text:style-name="P27"><text:span text:style-name="T62">6. 하드웨어 구조</text:span></text:p>
      <text:p text:style-name="P33"><text:span text:style-name="T62">7.</text:span><text:span text:style-name="T61"> 사용된 개발 도구와 그 유용성</text:span></text:p>
      <text:p text:style-name="P32"><text:span text:style-name="T62">8.</text:span><text:span text:style-name="T21"> </text:span><text:span text:style-name="T59">Psudo-Code</text:span></text:p>
      <text:p text:style-name="P34"><text:span text:style-name="T63">9. Source Reading</text:span></text:p>
      <text:p text:style-name="P34"><text:soft-page-break/><text:span text:style-name="T63">10. </text:span><text:span text:style-name="T64">Test Plan &amp; 시행 결과</text:span></text:p>
      <text:p text:style-name="P33"><text:span text:style-name="T61"/></text:p>
      <text:p text:style-name="P29"><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 svg:font-family="한양신명조"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01:46:16.84</meta:creation-date>
    <dc:date>2012-12-20T03:09:22.76</dc:date>
    <meta:editing-duration>PT1H18M33S</meta:editing-duration>
    <meta:editing-cycles>41</meta:editing-cycles>
    <meta:generator>LibreOffice/3.6$Windows_x86 LibreOffice_project/da8c1e6-fd468f4-454e206-f42a4a9-143cfd</meta:generator>
    <meta:document-statistic meta:table-count="3" meta:image-count="4" meta:object-count="0" meta:page-count="8" meta:paragraph-count="82" meta:word-count="1141" meta:character-count="2437" meta:non-whitespace-character-count="1936"/>
  </office:meta>
</office:document-meta>
</file>